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paragraph-rsid="000a7482"/>
    </style:style>
    <style:style style:name="P2" style:family="paragraph" style:parent-style-name="Standard">
      <style:text-properties officeooo:paragraph-rsid="000d3da9"/>
    </style:style>
    <style:style style:name="P3" style:family="paragraph" style:parent-style-name="Standard">
      <style:text-properties officeooo:paragraph-rsid="000d3da9"/>
    </style:style>
    <style:style style:name="T1" style:family="text">
      <style:text-properties fo:font-weight="bold" style:font-weight-asian="bold" style:font-weight-complex="bold"/>
    </style:style>
    <style:style style:name="T2" style:family="text">
      <style:text-properties officeooo:rsid="000e9915"/>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Question 1 : Tu nous as parlé de corrosion sèche et humide. Pour l’eau ou pour notre environnement dans lequel on vit, c’est quoi la principale cause de corrosion sèche et la principale cause de corrosion humide ?</text:p>
      <text:p text:style-name="Standard"/>
      <text:p text:style-name="Standard">Question 2 : Si tu veux que ton métal s’oxyde, que doit il arriver à O2 ?</text:p>
      <text:p text:style-name="P1">Question 2 bis : c’est quoi l’équation de réduction de O2 et c’est associé à quel couple ?</text:p>
      <text:p text:style-name="P1"/>
      <text:p text:style-name="P1">Question 3 : En corrosion humide c’est quoi le principal élément responsable de l’oxydation ?</text:p>
      <text:p text:style-name="P1"/>
      <text:p text:style-name="P1">Question 4 : Dans quel couple, l’eau est elle un oxydant ?</text:p>
      <text:p text:style-name="P1"/>
      <text:p text:style-name="P1">Question 5 : Tu nous as montré un diagramme E-pH pour la corrosion humide. Si on voulait avoir une idée quantitative de la corrosion sèche, quel type de diagramme on pourrait présenter ?</text:p>
      <text:p text:style-name="P2"><text:tab/>Réponse 5 : Diagramme d’Ellingham</text:p>
      <text:p text:style-name="P1"/>
      <text:p text:style-name="P1">Question 6 : Tu nous as montré que le fer arrivait à une passivation assez facilement. Alors pourquoi il faut protéger le fer s’il peut se passive et donc se protéger ?</text:p>
      <text:p text:style-name="P1"/>
      <text:p text:style-name="P2">Question 7 : Pourquoi le cuivre n’a t il pas besoin d’être </text:p>
      <text:p text:style-name="P2"/>
      <text:p text:style-name="P2">Question 8 : Reparlons de la corrosion différentielle, avec ton clou. Ca veut dire quoi la coloration bleue ?</text:p>
      <text:p text:style-name="P2"><text:tab/> Réponse 8 : précipitation des ions fe2+ avec le ions hexacyanoferrate</text:p>
      <text:p text:style-name="P2"><text:s/></text:p>
      <text:p text:style-name="P2">Question 9 : Pourquoi c’est à cette endroit qu’il y a l’oxydation et pas au centre ?</text:p>
      <text:p text:style-name="P2"/>
      <text:p text:style-name="P2">Question 10 : Tu nous as parlé de l’aération différentielle. Au quotidien, où peut on en observer ? </text:p>
      <text:p text:style-name="P2"><text:s/><text:tab/>Réponse 10 : Coque des navires - à l’interface, on a la cathode et plus loin en profondeur cela correspondra à l’anode —&gt; Donc corrosion différentielle.</text:p>
      <text:p text:style-name="P2"/>
      <text:p text:style-name="P2">Question 11 : Peux tu nous expliquer avec un diagramme E-pH comment fonctionne une anode sacrificielle ? Peux tu nous expliquer avec un diagramme I(E) comment fonctionne une anode sacrificielle ?</text:p>
      <text:p text:style-name="P2"><text:tab/> Réponse 11 : courbe I(E) de H2O/O2, courbe I(E) Fe2+/Fe et courbe I(E) Zn2+/Zn située plus à gauche, donc en présence de zn, le potentiel est plus bas et donc le courant associé à l’anode Fer est plus faible.</text:p>
      <text:p text:style-name="P2"/>
      <text:p text:style-name="P2"/>
      <text:p text:style-name="P2"><text:s/>Question 12 : Quelles autres méthodes de protection contre la corrosion à part l’anode sacrificielle et l’électrozingage ?</text:p>
      <text:p text:style-name="P2"><text:tab/><text:span text:style-name="T2">Réponse 12 : protection en faisant passer du courant : dans les sous-marins et dans les tuyaux de plomberie</text:span></text:p>
      <text:p text:style-name="P2"/>
      <text:p text:style-name="P2"><text:s/>Question 12 bis : C’est quoi l’acier inox?</text:p>
      <text:p text:style-name="P2"><text:tab/> Réponse 12 : alliage (inox), mise à un potentiel plus bas</text:p>
      <text:p text:style-name="P2"/>
      <text:p text:style-name="P2"><text:span text:style-name="T1">Question <text:s/>AGIR</text:span> : Un élève lance un débat en classe. Comment réagir ?</text:p>
      <text:p text:style-name="P2"/>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27T16:29:26.135000000</meta:creation-date>
    <meta:editing-duration>PT6M59S</meta:editing-duration>
    <meta:editing-cycles>4</meta:editing-cycles>
    <meta:generator>LibreOffice/6.0.7.3$Windows_X86_64 LibreOffice_project/dc89aa7a9eabfd848af146d5086077aeed2ae4a5</meta:generator>
    <dc:date>2020-03-27T17:28:23.614000000</dc:date>
    <meta:document-statistic meta:table-count="0" meta:image-count="0" meta:object-count="0" meta:page-count="1" meta:paragraph-count="22" meta:word-count="412" meta:character-count="2299" meta:non-whitespace-character-count="1892"/>
  </office:meta>
</office:document-meta>
</file>